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6.2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.61mm"/>
    </style:style>
    <style:style style:name="co4" style:family="table-column">
      <style:table-column-properties fo:break-before="auto" style:column-width="21.25mm"/>
    </style:style>
    <style:style style:name="co5" style:family="table-column">
      <style:table-column-properties fo:break-before="auto" style:column-width="15.08mm"/>
    </style:style>
    <style:style style:name="co6" style:family="table-column">
      <style:table-column-properties fo:break-before="auto" style:column-width="16.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Prénom</text:p>
          </table:table-cell>
          <table:table-cell table:style-name="ce5" office:value-type="string" calcext:value-type="string">
            <text:p>Bâtons</text:p>
          </table:table-cell>
          <table:table-cell table:style-name="ce5" office:value-type="string" calcext:value-type="string">
            <text:p>Note</text:p>
          </table:table-cell>
          <table:table-cell table:style-name="ce5" table:number-columns-repeated="1020"/>
        </table:table-row>
        <table:table-row table:style-name="ro1">
          <table:table-cell office:value-type="string" calcext:value-type="string">
            <text:p>Cugny</text:p>
          </table:table-cell>
          <table:table-cell office:value-type="string" calcext:value-type="string">
            <text:p>Emily</text:p>
          </table:table-cell>
          <table:table-cell office:value-type="float" office:value="8.5" calcext:value-type="float">
            <text:p>8,5</text:p>
          </table:table-cell>
          <table:table-cell table:formula="of:=[.C2]*20/16" office:value-type="float" office:value="10.625" calcext:value-type="float">
            <text:p>10,625</text:p>
          </table:table-cell>
          <table:table-cell table:formula="of:=INT([.D2]*2+1)/2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ëck</text:p>
          </table:table-cell>
          <table:table-cell office:value-type="string" calcext:value-type="string">
            <text:p>Christophe</text:p>
          </table:table-cell>
          <table:table-cell office:value-type="float" office:value="11.5" calcext:value-type="float">
            <text:p>11,5</text:p>
          </table:table-cell>
          <table:table-cell table:formula="of:=[.C3]*20/16" office:value-type="float" office:value="14.375" calcext:value-type="float">
            <text:p>14,375</text:p>
          </table:table-cell>
          <table:table-cell table:formula="of:=INT([.D3]*2+1)/2" office:value-type="float" office:value="14.5" calcext:value-type="float">
            <text:p>14,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bassi</text:p>
          </table:table-cell>
          <table:table-cell office:value-type="string" calcext:value-type="string">
            <text:p>Saïd</text:p>
          </table:table-cell>
          <table:table-cell office:value-type="float" office:value="14" calcext:value-type="float">
            <text:p>14</text:p>
          </table:table-cell>
          <table:table-cell table:formula="of:=[.C4]*20/16" office:value-type="float" office:value="17.5" calcext:value-type="float">
            <text:p>17,5</text:p>
          </table:table-cell>
          <table:table-cell table:formula="of:=INT([.D4]*2+1)/2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drat</text:p>
          </table:table-cell>
          <table:table-cell office:value-type="string" calcext:value-type="string">
            <text:p>Benoît</text:p>
          </table:table-cell>
          <table:table-cell office:value-type="float" office:value="11" calcext:value-type="float">
            <text:p>11</text:p>
          </table:table-cell>
          <table:table-cell table:formula="of:=[.C5]*20/16" office:value-type="float" office:value="13.75" calcext:value-type="float">
            <text:p>13,75</text:p>
          </table:table-cell>
          <table:table-cell table:formula="of:=INT([.D5]*2+1)/2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tin-Borret</text:p>
          </table:table-cell>
          <table:table-cell office:value-type="string" calcext:value-type="string">
            <text:p>Philippe</text:p>
          </table:table-cell>
          <table:table-cell office:value-type="float" office:value="13" calcext:value-type="float">
            <text:p>13</text:p>
          </table:table-cell>
          <table:table-cell table:formula="of:=[.C6]*20/16" office:value-type="float" office:value="16.25" calcext:value-type="float">
            <text:p>16,25</text:p>
          </table:table-cell>
          <table:table-cell table:formula="of:=INT([.D6]*2+1)/2" office:value-type="float" office:value="16.5" calcext:value-type="float">
            <text:p>16,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lliard</text:p>
          </table:table-cell>
          <table:table-cell office:value-type="string" calcext:value-type="string">
            <text:p>Matthieu</text:p>
          </table:table-cell>
          <table:table-cell office:value-type="float" office:value="15" calcext:value-type="float">
            <text:p>15</text:p>
          </table:table-cell>
          <table:table-cell table:formula="of:=[.C7]*20/16" office:value-type="float" office:value="18.75" calcext:value-type="float">
            <text:p>18,75</text:p>
          </table:table-cell>
          <table:table-cell table:formula="of:=INT([.D7]*2+1)/2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hou</text:p>
          </table:table-cell>
          <table:table-cell office:value-type="string" calcext:value-type="string">
            <text:p>Patricia</text:p>
          </table:table-cell>
          <table:table-cell office:value-type="float" office:value="9" calcext:value-type="float">
            <text:p>9</text:p>
          </table:table-cell>
          <table:table-cell table:formula="of:=[.C8]*20/16" office:value-type="float" office:value="11.25" calcext:value-type="float">
            <text:p>11,25</text:p>
          </table:table-cell>
          <table:table-cell table:formula="of:=INT([.D8]*2+1)/2" office:value-type="float" office:value="11.5" calcext:value-type="float">
            <text:p>11,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ndelare</text:p>
          </table:table-cell>
          <table:table-cell office:value-type="string" calcext:value-type="string">
            <text:p>Vianey</text:p>
          </table:table-cell>
          <table:table-cell office:value-type="float" office:value="8" calcext:value-type="float">
            <text:p>8</text:p>
          </table:table-cell>
          <table:table-cell table:formula="of:=[.C9]*20/16" office:value-type="float" office:value="10" calcext:value-type="float">
            <text:p>10</text:p>
          </table:table-cell>
          <table:table-cell table:formula="of:=INT([.D9]*2+1)/2" office:value-type="float" office:value="10.5" calcext:value-type="float">
            <text:p>10,5</text:p>
          </table:table-cell>
          <table:table-cell table:number-columns-repeated="1019"/>
        </table:table-row>
      </table:table>
      <table:table table:name="Sheet1" table:style-name="ta1"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78" calcext:value-type="float">
            <text:p>178</text:p>
          </table:table-cell>
          <table:table-cell office:value-type="float" office:value="181" calcext:value-type="float">
            <text:p>181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string" calcext:value-type="string">
            <text:p>Étendue :</text:p>
          </table:table-cell>
          <table:table-cell/>
        </table:table-row>
        <table:table-row table:style-name="ro1">
          <table:table-cell table:number-columns-repeated="12"/>
          <table:table-cell table:formula="of:=MAX([.B3:.L3])-MIN([.B3:.L3])" office:value-type="float" office:value="36" calcext:value-type="float">
            <text:p>36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Médiane :</text:p>
          </table:table-cell>
          <table:table-cell/>
        </table:table-row>
        <table:table-row table:style-name="ro1">
          <table:table-cell table:number-columns-repeated="12"/>
          <table:table-cell table:formula="of:=MEDIAN([.B3:.L3])" office:value-type="float" office:value="186" calcext:value-type="float">
            <text:p>186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Q1</text:p>
          </table:table-cell>
          <table:table-cell/>
        </table:table-row>
        <table:table-row table:style-name="ro1">
          <table:table-cell table:number-columns-repeated="12"/>
          <table:table-cell table:formula="of:=QUARTILE([.B3:.L3];1)" office:value-type="float" office:value="179.5" calcext:value-type="float">
            <text:p>179,5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Q3</text:p>
          </table:table-cell>
          <table:table-cell/>
        </table:table-row>
        <table:table-row table:style-name="ro1">
          <table:table-cell table:number-columns-repeated="12"/>
          <table:table-cell table:formula="of:=QUARTILE([.B3:.L3];3)" office:value-type="float" office:value="191.5" calcext:value-type="float">
            <text:p>191,5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moyenne</text:p>
          </table:table-cell>
          <table:table-cell/>
        </table:table-row>
        <table:table-row table:style-name="ro1">
          <table:table-cell table:number-columns-repeated="12"/>
          <table:table-cell table:formula="of:=AVERAGE([.B3:.L3])" office:value-type="float" office:value="185.090909090909" calcext:value-type="float">
            <text:p>185,090909090909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Var</text:p>
          </table:table-cell>
          <table:table-cell/>
        </table:table-row>
        <table:table-row table:style-name="ro1">
          <table:table-cell table:number-columns-repeated="12"/>
          <table:table-cell table:formula="of:=COM.MICROSOFT.VAR.P([.B3:.L3])" office:value-type="float" office:value="99.3553719008265" calcext:value-type="float">
            <text:p>99,3553719008265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Écart-type</text:p>
          </table:table-cell>
          <table:table-cell/>
        </table:table-row>
        <table:table-row table:style-name="ro1">
          <table:table-cell table:number-columns-repeated="12"/>
          <table:table-cell table:formula="of:=SQRT([.M16])" office:value-type="float" office:value="9.96771648377032" calcext:value-type="float">
            <text:p>9,96771648377032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string" calcext:value-type="string">
            <text:p>inf :</text:p>
          </table:table-cell>
          <table:table-cell table:formula="of:=[.M14]-[.M18]" office:value-type="float" office:value="175.123192607139" calcext:value-type="float">
            <text:p>175,123192607139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up :</text:p>
          </table:table-cell>
          <table:table-cell table:formula="of:=[.M14]+[.M18]" office:value-type="float" office:value="195.058625574679" calcext:value-type="float">
            <text:p>195,058625574679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3"/>
          <table:table-cell table:formula="of:=7/11" office:value-type="float" office:value="0.636363636363636" calcext:value-type="float">
            <text:p>0,636363636363636</text:p>
          </table:table-cell>
        </table:table-row>
        <table:table-row table:style-name="ro1" table:number-rows-repeated="5">
          <table:table-cell table:number-columns-repeated="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48" calcext:value-type="float">
            <text:p>148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G :</text:p>
          </table:table-cell>
          <table:table-cell table:formula="of:=AVERAGE([.B29:.G29])" office:value-type="float" office:value="3.5" calcext:value-type="float">
            <text:p>3,5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6" table:formula="of:=AVERAGE([.B30:.G30])" office:value-type="float" office:value="106.833333333333" calcext:value-type="float">
            <text:p>106,83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G1 :</text:p>
          </table:table-cell>
          <table:table-cell table:formula="of:=AVERAGE([.B29:.D29])" office:value-type="float" office:value="2" calcext:value-type="float">
            <text:p>2</text:p>
          </table:table-cell>
          <table:table-cell/>
          <table:table-cell office:value-type="string" calcext:value-type="string">
            <text:p>G2 :</text:p>
          </table:table-cell>
          <table:table-cell table:formula="of:=AVERAGE([.E29:.G2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9"/>
          <table:table-cell table:style-name="ce6" table:formula="of:=AVERAGE([.B30:.D30])" office:value-type="float" office:value="136" calcext:value-type="float">
            <text:p>136,00</text:p>
          </table:table-cell>
          <table:table-cell table:number-columns-repeated="2"/>
          <table:table-cell table:formula="of:=AVERAGE([.E30:.G30])" office:value-type="float" office:value="77.6666666666667" calcext:value-type="float">
            <text:p>77,6666666666667</text:p>
          </table:table-cell>
        </table:table-row>
        <table:table-row table:style-name="ro1">
          <table:table-cell table:formula="of:=SLOPE([.B30:.G30];[.B29:.G29])" office:value-type="float" office:value="-21.1142857142857" calcext:value-type="float">
            <text:p>-21,1142857142857</text:p>
          </table:table-cell>
          <table:table-cell/>
          <table:table-cell table:formula="of:=8*[.A37]+[.A39]" office:value-type="float" office:value="11.8190476190476" calcext:value-type="float">
            <text:p>11,819047619047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3"/>
        </table:table-row>
        <table:table-row table:style-name="ro1">
          <table:table-cell table:formula="of:=INTERCEPT([.B30:.G30];[.B29:.G29])" office:value-type="float" office:value="180.733333333333" calcext:value-type="float">
            <text:p>180,733333333333</text:p>
          </table:table-cell>
          <table:table-cell table:number-columns-repeated="7"/>
          <table:table-cell office:value-type="string" calcext:value-type="string">
            <text:p>a</text:p>
          </table:table-cell>
          <table:table-cell table:formula="of:=([.N36]-[.K36])/([.N35]-[.K35])" office:value-type="float" office:value="-19.4444444444444" calcext:value-type="float">
            <text:p>-19,4444444444444</text:p>
          </table:table-cell>
          <table:table-cell/>
          <table:table-cell table:formula="of:=8*[.J39]+[.J41]" office:value-type="float" office:value="19.333333333333" calcext:value-type="float">
            <text:p>19,333333333333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8"/>
          <table:table-cell office:value-type="string" calcext:value-type="string">
            <text:p>b</text:p>
          </table:table-cell>
          <table:table-cell table:formula="of:=[.K33]-[.J39]*[.K32]" office:value-type="float" office:value="174.888888888889" calcext:value-type="float">
            <text:p>174,888888888889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2.A2:Sheet2.E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fr" fo:country="FR" style:font-name-asian="DejaVu Sans1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2">00/00/0000</text:date>, <text:time style:data-style-name="N2" text:time-value="23:23:08.3624922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14:32:50.642389306</meta:creation-date>
    <dc:date>2018-01-15T13:04:21.416171160</dc:date>
    <meta:editing-duration>PT5H2M22S</meta:editing-duration>
    <meta:editing-cycles>3</meta:editing-cycles>
    <meta:generator>LibreOffice/6.0.2.1.0$Linux_X86_64 LibreOffice_project/00m0$Build-1</meta:generator>
    <meta:document-statistic meta:table-count="2" meta:cell-count="105" meta:object-count="0"/>
  </office:meta>
</office:document-meta>
</file>